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Several days later-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there is one thing I would
like to add before the regular meeting
begins, if I may.”</text:p>
          </table:table-cell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is it, Gaora? Please, do spea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The Heavenly Palace's exterior is open to
the public, and it is a well-known as a
famous tourism location, and so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n this occasion, I would like to propose a
plan to install public lavatories at the
site of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at be acceptable?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ndeed. It sounds like a sound
proposal to m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nk you, Your Highness.”</text:p>
          </table:table-cell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Wh-What a roundabout way of showing your
concern...)</text:p>
          </table:table-cell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 office:value-type="string">
            <text:p>(Goodness... ////)</text:p>
          </table:table-cell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 office:value-type="string">
            <text:p>She seems to have gone on a sortie to the
Northlands, howev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